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23b9" officeooo:paragraph-rsid="000123b9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123b9" officeooo:paragraph-rsid="000123b9" style:font-weight-asian="bold" style:font-weight-complex="bold"/>
    </style:style>
    <style:style style:name="P3" style:family="paragraph" style:parent-style-name="Standard" style:list-style-name="L1">
      <style:text-properties style:text-underline-style="none" fo:font-weight="normal" officeooo:rsid="000123b9" officeooo:paragraph-rsid="000123b9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officeooo:rsid="00024bd8" officeooo:paragraph-rsid="00024bd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truindo páginas para internet com Bootstrap</text:p>
      <text:p text:style-name="P1"/>
      <text:p text:style-name="P2">Bootstrap</text:p>
      <text:p text:style-name="P1"/>
      <text:list xml:id="list1175337391" text:style-name="L1">
        <text:list-item>
          <text:p text:style-name="P3">é um framework para desenvolvimento de sites responsivos (não perde a forma, dá pra usar no notebook, tablet e celular).</text:p>
        </text:list-item>
        <text:list-item>
          <text:p text:style-name="P4">Possui uma vasta biblioteca de componentes que agiliza o desenvolvimento de páginas web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21:51:35.989000000</meta:creation-date>
    <dc:date>2022-03-29T20:36:55.942000000</dc:date>
    <meta:editing-duration>PT11M33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4" meta:word-count="42" meta:character-count="266" meta:non-whitespace-character-count="230"/>
  </office:meta>
</office:document-meta>
</file>